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ff" draw:textarea-vertical-align="middle"/>
    </style:style>
    <style:style style:name="gr2" style:family="graphic" style:parent-style-name="standard">
      <style:graphic-properties draw:fill="solid" draw:fill-color="#ffff00" draw:textarea-vertical-align="middle"/>
    </style:style>
    <style:style style:name="gr3" style:family="graphic" style:parent-style-name="standard">
      <style:graphic-properties draw:fill="solid" draw:fill-color="#ff66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99ff66" draw:textarea-vertical-align="middle"/>
    </style:style>
    <style:style style:name="gr6" style:family="graphic" style:parent-style-name="standard">
      <style:graphic-properties draw:fill="solid" draw:fill-color="#66ff00" draw:textarea-vertical-align="middle"/>
    </style:style>
    <style:style style:name="gr7" style:family="graphic" style:parent-style-name="standard">
      <style:graphic-properties draw:fill="solid" draw:fill-color="#ff33ff" draw:textarea-vertical-align="middle"/>
    </style:style>
    <style:style style:name="gr8" style:family="graphic" style:parent-style-name="standard">
      <style:graphic-properties draw:fill="solid" draw:fill-color="#ff33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333cm" svg:height="1.349cm" svg:x="2.9cm" svg:y="9.934cm">
          <text:p text:style-name="P1">Home</text:p>
        </draw:rect>
        <draw:rect draw:style-name="gr2" draw:text-style-name="P1" draw:layer="layout" svg:width="3.334cm" svg:height="1.35cm" svg:x="5.598cm" svg:y="15.887cm">
          <text:p text:style-name="P1"><text:s/>About</text:p>
        </draw:rect>
        <draw:rect draw:style-name="gr3" draw:text-style-name="P1" draw:layer="layout" svg:width="3.333cm" svg:height="1.35cm" svg:x="20.367cm" svg:y="11.9cm">
          <text:p text:style-name="P1">Profile</text:p>
        </draw:rect>
        <draw:line draw:style-name="gr4" draw:text-style-name="P1" draw:layer="layout" svg:x1="6.233cm" svg:y1="10.648cm" svg:x2="17.106cm" svg:y2="10.648cm">
          <text:p/>
        </draw:line>
        <draw:line draw:style-name="gr4" draw:text-style-name="P1" draw:layer="layout" svg:x1="17.107cm" svg:y1="10.648cm" svg:x2="17.107cm" svg:y2="11.839cm">
          <text:p/>
        </draw:line>
        <draw:line draw:style-name="gr4" draw:text-style-name="P1" draw:layer="layout" svg:x1="19.171cm" svg:y1="11.204cm" svg:x2="21.314cm" svg:y2="11.204cm">
          <text:p/>
        </draw:line>
        <draw:line draw:style-name="gr4" draw:text-style-name="P1" draw:layer="layout" svg:x1="21.631cm" svg:y1="11.254cm" svg:x2="21.631cm" svg:y2="11.97cm">
          <text:p/>
        </draw:line>
        <draw:line draw:style-name="gr4" draw:text-style-name="P1" draw:layer="layout" svg:x1="21.313cm" svg:y1="11.204cm" svg:x2="21.631cm" svg:y2="11.204cm">
          <text:p/>
        </draw:line>
        <draw:line draw:style-name="gr4" draw:text-style-name="P1" draw:layer="layout" svg:x1="2.9cm" svg:y1="11.283cm" svg:x2="2.9cm" svg:y2="25.7cm">
          <text:p/>
        </draw:line>
        <draw:line draw:style-name="gr4" draw:text-style-name="P1" draw:layer="layout" svg:x1="5.599cm" svg:y1="11.283cm" svg:x2="5.599cm" svg:y2="15.887cm">
          <text:p/>
        </draw:line>
        <draw:line draw:style-name="gr4" draw:text-style-name="P1" draw:layer="layout" svg:x1="5.599cm" svg:y1="15.173cm" svg:x2="20.996cm" svg:y2="15.173cm">
          <text:p/>
        </draw:line>
        <draw:line draw:style-name="gr4" draw:text-style-name="P1" draw:layer="layout" svg:x1="7.741cm" svg:y1="15.252cm" svg:x2="7.741cm" svg:y2="15.887cm">
          <text:p/>
        </draw:line>
        <draw:line draw:style-name="gr4" draw:text-style-name="P1" draw:layer="layout" svg:x1="11.71cm" svg:y1="15.173cm" svg:x2="11.71cm" svg:y2="15.808cm">
          <text:p/>
        </draw:line>
        <draw:rect draw:style-name="gr2" draw:text-style-name="P1" draw:layer="layout" svg:width="3.334cm" svg:height="1.35cm" svg:x="10.042cm" svg:y="15.887cm">
          <text:p text:style-name="P1">Men</text:p>
        </draw:rect>
        <draw:rect draw:style-name="gr2" draw:text-style-name="P1" draw:layer="layout" svg:width="3.333cm" svg:height="1.35cm" svg:x="17.067cm" svg:y="15.75cm">
          <text:p text:style-name="P1">Women</text:p>
        </draw:rect>
        <draw:rect draw:style-name="gr2" draw:text-style-name="P1" draw:layer="layout" svg:width="3.333cm" svg:height="1.35cm" svg:x="29.967cm" svg:y="15.7cm">
          <text:p text:style-name="P1">Contact</text:p>
        </draw:rect>
        <draw:line draw:style-name="gr4" draw:text-style-name="P1" draw:layer="layout" svg:x1="2.9cm" svg:y1="25.753cm" svg:x2="17.272cm" svg:y2="25.74cm">
          <text:p/>
        </draw:line>
        <draw:rect draw:style-name="gr5" draw:text-style-name="P1" draw:layer="layout" svg:width="5.4cm" svg:height="1.349cm" svg:x="3.2cm" svg:y="26.4cm">
          <text:p text:style-name="P1">Terms &amp; Conditions</text:p>
        </draw:rect>
        <draw:line draw:style-name="gr4" draw:text-style-name="P1" draw:layer="layout" svg:x1="5.754cm" svg:y1="25.752cm" svg:x2="5.754cm" svg:y2="26.3cm">
          <text:p/>
        </draw:line>
        <draw:line draw:style-name="gr4" draw:text-style-name="P1" draw:layer="layout" svg:x1="11.552cm" svg:y1="25.744cm" svg:x2="11.552cm" svg:y2="26.379cm">
          <text:p/>
        </draw:line>
        <draw:rect draw:style-name="gr5" draw:text-style-name="P1" draw:layer="layout" svg:width="3.759cm" svg:height="1.35cm" svg:x="9.7cm" svg:y="26.371cm">
          <text:p text:style-name="P1">Privacy Policy</text:p>
        </draw:rect>
        <draw:rect draw:style-name="gr5" draw:text-style-name="P1" draw:layer="layout" svg:width="3.631cm" svg:height="1.35cm" svg:x="14.7cm" svg:y="26.282cm">
          <text:p text:style-name="P1">Social Media</text:p>
        </draw:rect>
        <draw:rect draw:style-name="gr6" draw:text-style-name="P2" draw:layer="layout" svg:width="4.2cm" svg:height="3.2cm" svg:x="33.9cm" svg:y="7.2cm">
          <text:p text:style-name="P2">Sitemap</text:p>
          <text:p text:style-name="P2">UpTrends</text:p>
        </draw:rect>
        <draw:rect draw:style-name="gr3" draw:text-style-name="P1" draw:layer="layout" svg:width="3.334cm" svg:height="1.35cm" svg:x="25.166cm" svg:y="11.95cm">
          <text:p text:style-name="P1">Login</text:p>
        </draw:rect>
        <draw:line draw:style-name="gr4" draw:text-style-name="P1" draw:layer="layout" svg:x1="19.171cm" svg:y1="11.204cm" svg:x2="17.107cm" svg:y2="11.204cm">
          <text:p/>
        </draw:line>
        <draw:line draw:style-name="gr4" draw:text-style-name="P1" draw:layer="layout" svg:x1="20.996cm" svg:y1="15.173cm" svg:x2="31.3cm" svg:y2="15.173cm">
          <text:p/>
        </draw:line>
        <draw:rect draw:style-name="gr7" draw:text-style-name="P1" draw:layer="layout" svg:width="3.884cm" svg:height="1.12cm" svg:x="11cm" svg:y="18.189cm">
          <text:p text:style-name="P1">Product List</text:p>
        </draw:rect>
        <draw:rect draw:style-name="gr7" draw:text-style-name="P1" draw:layer="layout" svg:width="3.572cm" svg:height="0.973cm" svg:x="11.013cm" svg:y="20.125cm">
          <text:p text:style-name="P1">Categories</text:p>
        </draw:rect>
        <draw:custom-shape draw:style-name="gr8" draw:text-style-name="P1" draw:layer="layout" svg:width="4.535cm" svg:height="1.344cm" draw:transform="skewX (0.0111701072127616) translate (11.165cm 22.056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7" draw:text-style-name="P1" draw:layer="layout" svg:width="3.857cm" svg:height="1.03cm" svg:x="31.4cm" svg:y="17.9cm">
          <text:p text:style-name="P1">Contact Form</text:p>
        </draw:rect>
        <draw:line draw:style-name="gr4" draw:text-style-name="P1" draw:layer="layout" svg:x1="17.26cm" svg:y1="25.752cm" svg:x2="17.26cm" svg:y2="26.378cm">
          <text:p/>
        </draw:line>
        <draw:line draw:style-name="gr4" draw:text-style-name="P1" draw:layer="layout" svg:x1="10.4cm" svg:y1="17.3cm" svg:x2="10.4cm" svg:y2="22.8cm">
          <text:p/>
        </draw:line>
        <draw:line draw:style-name="gr4" draw:text-style-name="P1" draw:layer="layout" svg:x1="10.4cm" svg:y1="18.7cm" svg:x2="11cm" svg:y2="18.7cm">
          <text:p/>
        </draw:line>
        <draw:line draw:style-name="gr4" draw:text-style-name="P1" draw:layer="layout" svg:x1="11cm" svg:y1="20.7cm" svg:x2="10.4cm" svg:y2="20.7cm">
          <text:p/>
        </draw:line>
        <draw:line draw:style-name="gr4" draw:text-style-name="P1" draw:layer="layout" svg:x1="10.4cm" svg:y1="22.7cm" svg:x2="11.2cm" svg:y2="22.7cm">
          <text:p/>
        </draw:line>
        <draw:rect draw:style-name="gr3" draw:text-style-name="P1" draw:layer="layout" svg:width="3.333cm" svg:height="1.35cm" svg:x="15.967cm" svg:y="11.9cm">
          <text:p text:style-name="P1">Register</text:p>
        </draw:rect>
        <draw:line draw:style-name="gr4" draw:text-style-name="P1" draw:layer="layout" svg:x1="21.6cm" svg:y1="11.2cm" svg:x2="35.3cm" svg:y2="11.2cm">
          <text:p/>
        </draw:line>
        <draw:line draw:style-name="gr4" draw:text-style-name="P1" draw:layer="layout" svg:x1="26.5cm" svg:y1="11.2cm" svg:x2="26.5cm" svg:y2="11.9cm">
          <text:p/>
        </draw:line>
        <draw:rect draw:style-name="gr3" draw:text-style-name="P1" draw:layer="layout" svg:width="3.334cm" svg:height="1.35cm" svg:x="29.566cm" svg:y="11.95cm">
          <text:p text:style-name="P1">Logout</text:p>
        </draw:rect>
        <draw:rect draw:style-name="gr3" draw:text-style-name="P1" draw:layer="layout" svg:width="3.334cm" svg:height="1.35cm" svg:x="33.7cm" svg:y="12cm">
          <text:p text:style-name="P1">Cart</text:p>
        </draw:rect>
        <draw:rect draw:style-name="gr2" draw:text-style-name="P1" draw:layer="layout" svg:width="3.333cm" svg:height="1.35cm" svg:x="23.767cm" svg:y="15.8cm">
          <text:p text:style-name="P1">Kids</text:p>
        </draw:rect>
        <draw:rect draw:style-name="gr7" draw:text-style-name="P1" draw:layer="layout" svg:width="3.884cm" svg:height="1.12cm" svg:x="18.2cm" svg:y="18.08cm">
          <text:p text:style-name="P1">Product List</text:p>
        </draw:rect>
        <draw:rect draw:style-name="gr7" draw:text-style-name="P1" draw:layer="layout" svg:width="3.572cm" svg:height="0.973cm" svg:x="18.1cm" svg:y="20.227cm">
          <text:p text:style-name="P1">Categories</text:p>
        </draw:rect>
        <draw:custom-shape draw:style-name="gr8" draw:text-style-name="P1" draw:layer="layout" svg:width="4.535cm" svg:height="1.344cm" draw:transform="skewX (0.0111701072127616) translate (25.265cm 22.1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7" draw:text-style-name="P1" draw:layer="layout" svg:width="3.884cm" svg:height="1.12cm" svg:x="25cm" svg:y="18.1cm">
          <text:p text:style-name="P1">Product List</text:p>
        </draw:rect>
        <draw:rect draw:style-name="gr7" draw:text-style-name="P1" draw:layer="layout" svg:width="3.572cm" svg:height="0.973cm" svg:x="25.228cm" svg:y="20.027cm">
          <text:p text:style-name="P1">Categories</text:p>
        </draw:rect>
        <draw:custom-shape draw:style-name="gr8" draw:text-style-name="P1" draw:layer="layout" svg:width="4.535cm" svg:height="1.344cm" draw:transform="skewX (0.0111701072127616) translate (17.815cm 22.156cm)">
          <text:p text:style-name="P1">Product Detail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1" draw:layer="layout" svg:x1="17.4cm" svg:y1="17.1cm" svg:x2="17.4cm" svg:y2="22.9cm">
          <text:p/>
        </draw:line>
        <draw:line draw:style-name="gr4" draw:text-style-name="P1" draw:layer="layout" svg:x1="17.4cm" svg:y1="18.6cm" svg:x2="18.2cm" svg:y2="18.6cm">
          <text:p/>
        </draw:line>
        <draw:line draw:style-name="gr4" draw:text-style-name="P1" draw:layer="layout" svg:x1="17.4cm" svg:y1="20.7cm" svg:x2="18.1cm" svg:y2="20.7cm">
          <text:p/>
        </draw:line>
        <draw:line draw:style-name="gr4" draw:text-style-name="P1" draw:layer="layout" svg:x1="17.4cm" svg:y1="22.8cm" svg:x2="17.9cm" svg:y2="22.8cm">
          <text:p/>
        </draw:line>
        <draw:line draw:style-name="gr4" draw:text-style-name="P1" draw:layer="layout" svg:x1="18.6cm" svg:y1="15.165cm" svg:x2="18.6cm" svg:y2="15.8cm">
          <text:p/>
        </draw:line>
        <draw:line draw:style-name="gr4" draw:text-style-name="P1" draw:layer="layout" svg:x1="25.4cm" svg:y1="15.1cm" svg:x2="25.4cm" svg:y2="15.735cm">
          <text:p/>
        </draw:line>
        <draw:line draw:style-name="gr4" draw:text-style-name="P1" draw:layer="layout" svg:x1="31.3cm" svg:y1="15.165cm" svg:x2="31.3cm" svg:y2="15.8cm">
          <text:p/>
        </draw:line>
        <draw:line draw:style-name="gr4" draw:text-style-name="P1" draw:layer="layout" svg:x1="30.958cm" svg:y1="11.279cm" svg:x2="30.958cm" svg:y2="11.979cm">
          <text:p/>
        </draw:line>
        <draw:line draw:style-name="gr4" draw:text-style-name="P1" draw:layer="layout" svg:x1="30.958cm" svg:y1="11.279cm" svg:x2="30.958cm" svg:y2="11.979cm">
          <text:p/>
        </draw:line>
        <draw:line draw:style-name="gr4" draw:text-style-name="P1" draw:layer="layout" svg:x1="35.279cm" svg:y1="11.16cm" svg:x2="35.279cm" svg:y2="12cm">
          <text:p/>
        </draw:line>
        <draw:line draw:style-name="gr4" draw:text-style-name="P1" draw:layer="layout" svg:x1="24.2cm" svg:y1="17.1cm" svg:x2="24.2cm" svg:y2="22.9cm">
          <text:p/>
        </draw:line>
        <draw:line draw:style-name="gr4" draw:text-style-name="P1" draw:layer="layout" svg:x1="24.2cm" svg:y1="18.7cm" svg:x2="25cm" svg:y2="18.7cm">
          <text:p/>
        </draw:line>
        <draw:line draw:style-name="gr4" draw:text-style-name="P1" draw:layer="layout" svg:x1="24.2cm" svg:y1="20.5cm" svg:x2="25.2cm" svg:y2="20.5cm">
          <text:p/>
        </draw:line>
        <draw:line draw:style-name="gr4" draw:text-style-name="P1" draw:layer="layout" svg:x1="24.2cm" svg:y1="22.8cm" svg:x2="25.1cm" svg:y2="2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2cm" fo:page-height="3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17T11:39:07.51</meta:creation-date>
    <dc:date>2022-07-14T13:08:26.96</dc:date>
    <meta:editing-duration>PT2H43M22S</meta:editing-duration>
    <meta:editing-cycles>10</meta:editing-cycles>
    <meta:generator>OpenOffice/4.1.10$Win32 OpenOffice.org_project/4110m2$Build-9807</meta:generator>
    <dc:creator>Lakshita </dc:creator>
    <meta:document-statistic meta:object-count="61"/>
  </office:meta>
</office:document-meta>
</file>